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position="super 58%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30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For a funeral/</text:p>
      <text:p text:style-name="P4">My heart! <text:s/>stir me not. <text:s/>I must suppress thy failings./ <text:s/>Shall I add grief when consolation is sought? <text:s/>Shall I lead/ to despair when solemn duty demands that I point the way to/ resignation? <text:s/>My heart! be still urge me not to wail..... <text:s/>Yes: Comely was my/ friend and gentle. <text:s/>A joyful mother the dear one might/ have become, and how sincerely I would have congratulated/ husband and father and sisters, all entwined in the silvery/ <text:span text:style-name="T1">chord</text:span><text:span text:style-name="T3"> chain of affection! <text:s/>But....Oh! Lord, "Thy judgments are an/ impenetrable deep," who shall fathom them? <text:s/>"I am igno-/-rant and know not;" </text:span><text:span text:style-name="T1">but</text:span><text:span text:style-name="T3"> Thou canst dictate words that may/ allay distress. <text:s/></text:span><text:span text:style-name="T1">Lo</text:span><text:span text:style-name="T4">x</text:span><text:span text:style-name="T3"> A sudden blight has fallen over the hopes/ </text:span><text:span text:style-name="T1">of</text:span><text:span text:style-name="T3"> entertained by the dweller of this house, yet, I look and </text:span><text:span text:style-name="T1">ponder</text:span><text:span text:style-name="T3"> search and/ discover a living spring of comfort. <text:s/></text:span><text:span text:style-name="T1">Sorrow Bereavement</text:span><text:span text:style-name="T3"> A visitation but not a deso-/-lation abides here. <text:s/>The wife turn from your bosom./ <text:s/>O my brother has bequeathed to you a sweet pledge of/ conjugal </text:span><text:span text:style-name="T1">affection</text:span><text:span text:style-name="T3"> tenderness. <text:s/>Cherish it as such; it is meant/ for your solace and for the bliss of the creature sphered/ in immortality. <text:s/>Let </text:span><text:span text:style-name="T1">your</text:span><text:span text:style-name="T3"> a watchful care of the/ son, for whom his mother yeilded[sic!] a precious </text:span><text:span text:style-name="T1">life</text:span><text:span text:style-name="T3"> existence in her/ blooming years, be your </text:span><text:span text:style-name="T1">watchful</text:span><text:span text:style-name="T3"> sensible study,/ bestow upon his training constant solicitude/</text:span></text:p>
      <text:p text:style-name="P6"/>
      <text:p text:style-name="P6">[Page 2]</text:p>
      <text:p text:style-name="P4"><text:span text:style-name="T3">Teach his innocent lips to utter in </text:span><text:span text:style-name="T1">sweet</text:span><text:span text:style-name="T3"> reverential accents the name/ of her that gave him birth; fitly honor </text:span><text:span text:style-name="T1">your own self</text:span><text:span text:style-name="T3"> her memory, that/ he may learn to place it as a signet ring upon/ his </text:span><text:span text:style-name="T1">hand</text:span><text:span text:style-name="T3"> finger, and a beacon light before his eyes. <text:s/>A con-/-fiding friend, not less than a </text:span><text:span text:style-name="T1">revered</text:span><text:span text:style-name="T3"> venerated parent you will/ become to that son; each pulsation of his young heart/ responding to yours, will be celestially </text:span><text:soft-page-break/><text:span text:style-name="T3">grateful to his/ sainted mother; to her who lavished upon you the/ tenderest devotion. <text:s/>Your life joined in </text:span><text:span text:style-name="T1">harmony</text:span><text:span text:style-name="T3"> accord/ of sentiments with that of your child will glide </text:span><text:span text:style-name="T1">away by</text:span><text:span text:style-name="T3">/ contentedly, recalling the associations of a short but/ delight some past, and forming noble aspirations for/ a long future. <text:s/>So do my instincts, which/ I interpret as the voice of God, speak at this most/ solemn hour of a terrestrial separation. <text:s/>Oh! <text:s/>May my/ words be productive of abundant comfort./</text:span></text:p>
      <text:p text:style-name="P4"><text:span text:style-name="T3">Towards you, O father of my young deceased friend, my </text:span><text:span text:style-name="T1">yearning</text:span><text:span text:style-name="T3">/ soul now </text:span><text:span text:style-name="T1">turns</text:span><text:span text:style-name="T3"> yearns. <text:s/>Afflictions have often </text:span><text:span text:style-name="T1">ex</text:span><text:span text:style-name="T3"> compressed you/ around, and I have stood prayfully over the remains of many who/ bore your family name, but this loss is attended with sur-/-roundings breathing the keenest grief. <text:s/>Verily, your faith has/ been </text:span><text:span text:style-name="T1">indeed severely</text:span><text:span text:style-name="T3"> sorely tried. <text:s/>Pained and perplexed I/ remain in contemplation, but I shall not waver/ always will I believe/</text:span></text:p>
      <text:p text:style-name="P4"><text:span text:style-name="T3"/></text:p>
      <text:p text:style-name="P4"><text:span text:style-name="T3">[Page 3]</text:span></text:p>
      <text:p text:style-name="P4"><text:span text:style-name="T3">that our Creator is a merciful Lord, taking pleasure in our/ happiness, not in our anguish. <text:s/>Who am I fallible short sighted mortal, that shall dare/ say, "no wise purpose was to be accomplished by the present/ bereavement"? <text:s/>May it not be God's will to purify your/ existence thus </text:span><text:span text:style-name="T5">sevenfold</text:span><text:span text:style-name="T6">, as silver is purified in fire? <text:s/>To uplift/ your mind heavenward, while yet treading the earth?.../ Oh! my sorrow-stricken friend! <text:s/>Rise even above this piercing stroke./ <text:s/>Joys are in store for your advancing </text:span><text:span text:style-name="T2">years</text:span><text:span text:style-name="T6"> age. <text:s/>The child of/ your imparadised Esther may become an exhaustless source/ of pleasure, a crown to his sire, a glory to his people. <text:s/>To/ behold him, as he shall step forward under the guidance/ of wisdom to the conquest of ennobling qualities, will procure/ you ineffable consolation. <text:s/>Nay more: your/ surviving daughters, dutiful and reverential and loving/ will divert your thoughts from gloom, and so illumine your/ mental horizon that only what is cheering and eleva-/-ting and superlative good is offered to your views./ <text:s/>Come brother, like a chief who brings those under his/ command closer together, in proportion as others have drop-/-ed by the way,k so do you draw all you hold dear/ nearer to themselves and to your heart. <text:s/>The wish to/ seek their welfare and </text:span><text:span text:style-name="T2">domestic</text:span><text:span text:style-name="T6"> home tranquillity[sic!], will lend you/ new strength, fresher energy, till </text:span><text:span text:style-name="T2">you experience</text:span><text:span text:style-name="T6">, as told in Holy Writ,/</text:span></text:p>
      <text:p text:style-name="P4"><text:span text:style-name="T6"/></text:p>
      <text:p text:style-name="P4"><text:span text:style-name="T6">[Page 4]</text:span></text:p>
      <text:p text:style-name="P4"><text:span text:style-name="T6">you feel "that former troubles have been forgotten."/</text:span></text:p>
      <text:p text:style-name="P4"><text:span text:style-name="T6">And you L. C. &amp; E., be a threefold chord that will never be/ severed, firm in the determination to cling to your father, in/ indissoluble love, and in aiding to raise the motherless child,/ </text:span><text:span text:style-name="T2">in</text:span><text:span text:style-name="T6"> watching over his bodily growth, but also over his moral and religious/ progress. <text:s/>The undying spirit of your gentle sister, will/ joy in your efforts and bless them and pray to the Supreme/ Lord that felicity endurable be your lot./</text:span></text:p>
      <text:p text:style-name="P4"><text:span text:style-name="T6">And you relatives of the bereft, let your sympathy be practically/ evinced, and steadily continued. <text:s/>It will </text:span><text:span text:style-name="T2">lel</text:span><text:span text:style-name="T6"> lighten a burden/ of affliction and increase contentment. <text:s/>I beseech/ Him from whom godly inspirations flow, to infuse in/ all of you </text:span><text:span text:style-name="T2">Divine</text:span><text:span text:style-name="T6"> tender compassion, and </text:span><text:span text:style-name="T2">that</text:span><text:span text:style-name="T6"> to </text:span><text:span text:style-name="T2">may</text:span><text:span text:style-name="T6"> let His Divine/ grace </text:span><text:span text:style-name="T2">may abide</text:span><text:span text:style-name="T6"> rest with you, as you will contribute to the/ solace and consolation of the </text:span><text:span text:style-name="T2">afflicted sorrowful</text:span><text:span text:style-name="T6"> distressed. <text:s/>Grant it/ O Father! <text:s/>Thou who employest human agencies to effect/ blissful ends. <text:s/>Make us all instrumental in chasing/ away sorrow, in leading on gladness into the habitation/ of mourning. <text:s/>May we all be thus beneficently engaged/ here below, and receive Thy approving smile when we shall/ be summoned to contemplate Thy </text:span><text:span text:style-name="T2">showing</text:span><text:span text:style-name="T6"> shining </text:span><text:span text:style-name="T2">trult</text:span><text:span text:style-name="T6"> truths abov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0T15:46:24.33</meta:creation-date>
    <dc:date>2012-10-11T11:48:51.26</dc:date>
    <dc:creator>Penn Libraries</dc:creator>
    <meta:editing-duration>PT00H43M02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1061" meta:character-count="6620"/>
  </office:meta>
</office:document-meta>
</file>